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zn-nor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zn-sou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n-1fb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zn-1fr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zn-1f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zn-mou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zn-sno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n-dngn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3-10T17:09:36.478586327</dc:date>
    <meta:editing-duration>PT21H57M25S</meta:editing-duration>
    <meta:editing-cycles>87</meta:editing-cycles>
    <meta:generator>LibreOffice/7.3.7.2$Linux_X86_64 LibreOffice_project/30$Build-2</meta:generator>
    <meta:document-statistic meta:table-count="1" meta:cell-count="654" meta:object-count="0"/>
  </office:meta>
</office:document-meta>
</file>